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text:soft-page-break/>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4488417961"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0-26T13:52:13</dc:date>
    <meta:editing-duration>PT1H24M11S</meta:editing-duration>
    <meta:editing-cycles>14</meta:editing-cycles>
    <meta:generator>LibreOffice/3.5$Linux_X86_64 LibreOffice_project/350m1$Build-2</meta:generator>
    <meta:document-statistic meta:table-count="0" meta:image-count="0" meta:object-count="0" meta:page-count="2" meta:paragraph-count="21" meta:word-count="681" meta:character-count="4521" meta:non-whitespace-character-count="3833"/>
  </office:meta>
</office:document-meta>
</file>